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️⃣ Estructura general del proyecto</text:h>
      <text:p text:style-name="Text_20_body"><text:span text:style-name="Strong_20_Emphasis">Páginas mínimas (8 como pide la instrucción):</text:span></text:p>
      <text:list text:style-name="L1">
        <text:list-item>
          <text:p text:style-name="P1"><text:span text:style-name="Strong_20_Emphasis">Login</text:span></text:p>
        </text:list-item>
        <text:list-item>
          <text:p text:style-name="P1"><text:span text:style-name="Strong_20_Emphasis">Registro</text:span></text:p>
        </text:list-item>
        <text:list-item>
          <text:p text:style-name="P1"><text:span text:style-name="Strong_20_Emphasis">Menú principal</text:span></text:p>
        </text:list-item>
        <text:list-item>
          <text:p text:style-name="P1"><text:span text:style-name="Strong_20_Emphasis">Gestión de clientes</text:span> (alta, baja, modificación, consulta)</text:p>
        </text:list-item>
        <text:list-item>
          <text:p text:style-name="P1"><text:span text:style-name="Strong_20_Emphasis">Gestión de coches</text:span> (alta, baja, modificación, consulta)</text:p>
        </text:list-item>
        <text:list-item>
          <text:p text:style-name="P1"><text:span text:style-name="Strong_20_Emphasis">Alquileres</text:span> (relación entre clientes y coches)</text:p>
        </text:list-item>
        <text:list-item>
          <text:p text:style-name="P1"><text:span text:style-name="Strong_20_Emphasis">Filtrar/ordenar alquileres</text:span></text:p>
        </text:list-item>
        <text:list-item>
          <text:p text:style-name="P1"><text:span text:style-name="Strong_20_Emphasis">Estadísticas / Resumen</text:span></text:p>
        </text:list-item>
      </text:list>
      <text:p text:style-name="Horizontal_20_Line"/>
      <text:h text:style-name="Heading_20_2" text:outline-level="2">2️⃣ Objetos y relaciones</text:h>
      <text:p text:style-name="Text_20_body">Podemos definir <text:span text:style-name="Strong_20_Emphasis">dos objetos principales</text:span>:</text:p>
      <text:h text:style-name="Heading_20_3" text:outline-level="3">Cliente</text:h>
      <text:list text:style-name="L2">
        <text:list-item>
          <text:p text:style-name="P2">Campos: id, nombre, apellidos, email, teléfono, dirección, fechaRegistro</text:p>
        </text:list-item>
        <text:list-item>
          <text:p text:style-name="P2">Constructor</text:p>
        </text:list-item>
        <text:list-item>
          <text:p text:style-name="P2">Métodos:</text:p>
          <text:list>
            <text:list-item>
              <text:p text:style-name="P2"><text:span text:style-name="Source_20_Text">modificarDatos()</text:span></text:p>
            </text:list-item>
            <text:list-item>
              <text:p text:style-name="P2"><text:span text:style-name="Source_20_Text">mostrarDatos()</text:span></text:p>
            </text:list-item>
            <text:list-item>
              <text:p text:style-name="P2"><text:span text:style-name="Source_20_Text">validarCliente()</text:span></text:p>
            </text:list-item>
            <text:list-item>
              <text:p text:style-name="P2"><text:span text:style-name="Source_20_Text">eliminarCliente()</text:span></text:p>
            </text:list-item>
            <text:list-item>
              <text:p text:style-name="P2"><text:span text:style-name="Source_20_Text">filtrarPorCampo(campo, valor)</text:span></text:p>
            </text:list-item>
          </text:list>
        </text:list-item>
      </text:list>
      <text:h text:style-name="Heading_20_3" text:outline-level="3">Coche</text:h>
      <text:list text:style-name="L3">
        <text:list-item>
          <text:p text:style-name="P3">Campos: id, marca, modelo, matrícula, año, color, disponible</text:p>
        </text:list-item>
        <text:list-item>
          <text:p text:style-name="P3">Constructor</text:p>
        </text:list-item>
        <text:list-item>
          <text:p text:style-name="P3">Métodos:</text:p>
          <text:list>
            <text:list-item>
              <text:p text:style-name="P3"><text:span text:style-name="Source_20_Text">modificarDatos()</text:span></text:p>
            </text:list-item>
            <text:list-item>
              <text:p text:style-name="P3"><text:span text:style-name="Source_20_Text">mostrarDatos()</text:span></text:p>
            </text:list-item>
            <text:list-item>
              <text:p text:style-name="P3"><text:span text:style-name="Source_20_Text">alquilar()</text:span></text:p>
            </text:list-item>
            <text:list-item>
              <text:p text:style-name="P3"><text:span text:style-name="Source_20_Text">devolver()</text:span></text:p>
            </text:list-item>
            <text:list-item>
              <text:p text:style-name="P3"><text:soft-page-break/><text:span text:style-name="Source_20_Text">filtrarPorCampo(campo, valor)</text:span></text:p>
            </text:list-item>
          </text:list>
        </text:list-item>
      </text:list>
      <text:h text:style-name="Heading_20_3" text:outline-level="3">Relación Cliente ↔ Coche</text:h>
      <text:list text:style-name="L4">
        <text:list-item>
          <text:p text:style-name="P4">Alquiler:</text:p>
          <text:list>
            <text:list-item>
              <text:p text:style-name="P4">Campos: idAlquiler, idCliente, idCoche, fechaInicio, fechaFin, estado</text:p>
            </text:list-item>
            <text:list-item>
              <text:p text:style-name="P4">Métodos: <text:span text:style-name="Source_20_Text">iniciarAlquiler()</text:span>, <text:span text:style-name="Source_20_Text">finalizarAlquiler()</text:span>, <text:span text:style-name="Source_20_Text">mostrarAlquiler()</text:span></text:p>
            </text:list-item>
          </text:list>
        </text:list-item>
      </text:list>
      <text:p text:style-name="Horizontal_20_Line"/>
      <text:h text:style-name="Heading_20_2" text:outline-level="2">3️⃣ Requisitos específicos y cómo implementarlos</text:h>
      <text:list text:style-name="L5">
        <text:list-item>
          <text:p text:style-name="P5"><text:span text:style-name="Strong_20_Emphasis">Login y Registro:</text:span></text:p>
          <text:list>
            <text:list-item>
              <text:p text:style-name="P5">Formularios con validaciones (expresiones regulares)</text:p>
            </text:list-item>
            <text:list-item>
              <text:p text:style-name="P5">Uso de <text:span text:style-name="Source_20_Text">localStorage</text:span> o cookies para guardar sesión</text:p>
            </text:list-item>
          </text:list>
        </text:list-item>
        <text:list-item>
          <text:p text:style-name="P5"><text:span text:style-name="Strong_20_Emphasis">Menú:</text:span></text:p>
          <text:list>
            <text:list-item>
              <text:p text:style-name="P5">Barra de navegación con enlaces a todas las páginas</text:p>
            </text:list-item>
          </text:list>
        </text:list-item>
        <text:list-item>
          <text:p text:style-name="P5"><text:span text:style-name="Strong_20_Emphasis">Alta / Modificación / Eliminación / Consulta</text:span></text:p>
          <text:list>
            <text:list-item>
              <text:p text:style-name="P5">Formularios para clientes y coches</text:p>
            </text:list-item>
            <text:list-item>
              <text:p text:style-name="P5">Botones con eventos <text:span text:style-name="Source_20_Text">click</text:span></text:p>
            </text:list-item>
            <text:list-item>
              <text:p text:style-name="P5">Filtrado y ordenación con funciones</text:p>
            </text:list-item>
          </text:list>
        </text:list-item>
        <text:list-item>
          <text:p text:style-name="P5"><text:span text:style-name="Strong_20_Emphasis">Eventos adicionales:</text:span></text:p>
          <text:list>
            <text:list-item>
              <text:p text:style-name="P5"><text:span text:style-name="Source_20_Text">keypress</text:span> para búsqueda en tiempo real</text:p>
            </text:list-item>
            <text:list-item>
              <text:p text:style-name="P5"><text:span text:style-name="Source_20_Text">setInterval</text:span> para actualizar lista de alquileres</text:p>
            </text:list-item>
            <text:list-item>
              <text:p text:style-name="P5"><text:span text:style-name="Source_20_Text">setTimeout</text:span> para mensajes emergentes de confirmación</text:p>
            </text:list-item>
          </text:list>
        </text:list-item>
        <text:list-item>
          <text:p text:style-name="P5"><text:span text:style-name="Strong_20_Emphasis">Carga inicial de objetos:</text:span></text:p>
          <text:list>
            <text:list-item>
              <text:p text:style-name="P5">Archivo <text:span text:style-name="Source_20_Text">data.js</text:span> con clientes y coches predefinidos</text:p>
            </text:list-item>
            <text:list-item>
              <text:p text:style-name="P5">O AJAX para cargar JSON</text:p>
            </text:list-item>
          </text:list>
        </text:list-item>
        <text:list-item>
          <text:p text:style-name="P5"><text:span text:style-name="Strong_20_Emphasis">Código organizado:</text:span></text:p>
          <text:list>
            <text:list-item>
              <text:p text:style-name="P5">Separar JS por objetos (<text:span text:style-name="Source_20_Text">cliente.js</text:span>, <text:span text:style-name="Source_20_Text">coche.js</text:span>, <text:span text:style-name="Source_20_Text">alquiler.js</text:span>)</text:p>
            </text:list-item>
            <text:list-item>
              <text:p text:style-name="P5">Comentarios claros</text:p>
            </text:list-item>
            <text:list-item>
              <text:p text:style-name="P5">Nombres de variables descriptivos</text:p>
            </text:list-item>
          </text:list>
        </text:list-item>
        <text:list-item>
          <text:p text:style-name="P5"><text:span text:style-name="Strong_20_Emphasis">Uso de cookies y storage:</text:span></text:p>
          <text:list>
            <text:list-item>
              <text:p text:style-name="P5">Cookies para sesión</text:p>
            </text:list-item>
            <text:list-item>
              <text:p text:style-name="P5"><text:span text:style-name="Source_20_Text">localStorage</text:span> para guardar clientes, coches y alquileres</text:p>
            </text:list-item>
          </text:list>
        </text:list-item>
      </text:list>
      <text:p text:style-name="Horizontal_20_Line"><text:soft-page-break/></text:p>
      <text:h text:style-name="Heading_20_2" text:outline-level="2">4️⃣ División de trabajo para 3 personas</text:h>
      <text:list text:style-name="L6">
        <text:list-item>
          <text:p text:style-name="P6"><text:span text:style-name="Strong_20_Emphasis">Persona 1:</text:span> Clientes y login/registro</text:p>
        </text:list-item>
        <text:list-item>
          <text:p text:style-name="P6"><text:span text:style-name="Strong_20_Emphasis">Persona 2:</text:span> Coches y menú / navegación</text:p>
        </text:list-item>
        <text:list-item>
          <text:p text:style-name="P6"><text:span text:style-name="Strong_20_Emphasis">Persona 3:</text:span> Alquileres y filtros / estadísticas / integración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0:14:46.475440482</meta:creation-date>
    <dc:date>2025-10-27T10:15:10.186565016</dc:date>
    <meta:editing-duration>PT25S</meta:editing-duration>
    <meta:editing-cycles>1</meta:editing-cycles>
    <meta:document-statistic meta:table-count="0" meta:image-count="0" meta:object-count="0" meta:page-count="3" meta:paragraph-count="62" meta:word-count="300" meta:character-count="1959" meta:non-whitespace-character-count="1774"/>
    <meta:generator>LibreOffice/24.8.0.3$Linux_X86_64 LibreOffice_project/480$Build-3</meta:generator>
  </office:meta>
</office:document-meta>
</file>